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0ED000015FCD2B2B83E.svm"/>
  <manifest:file-entry manifest:media-type="" manifest:full-path="Pictures/20000007000025FA000015B7A1268597.svm"/>
  <manifest:file-entry manifest:media-type="" manifest:full-path="Pictures/200000070000237D0000180DEADA6DEA.svm"/>
  <manifest:file-entry manifest:media-type="" manifest:full-path="Pictures/200000070000522C00002F445CECA8AF.svm"/>
  <manifest:file-entry manifest:media-type="" manifest:full-path="Pictures/2000000700004A20000039C7AEB85379.svm"/>
  <manifest:file-entry manifest:media-type="" manifest:full-path="Pictures/2000000700002DE50000220DE0DDA8BF.svm"/>
  <manifest:file-entry manifest:media-type="" manifest:full-path="Pictures/200000070000099F000009821827E854.svm"/>
  <manifest:file-entry manifest:media-type="" manifest:full-path="Pictures/20000007000025FA00001F99BE3AC3C5.svm"/>
  <manifest:file-entry manifest:media-type="" manifest:full-path="Pictures/200000070000082D0000040877B1A417.svm"/>
  <manifest:file-entry manifest:media-type="" manifest:full-path="Pictures/2000000700002EC70000298A9822FC0A.svm"/>
  <manifest:file-entry manifest:media-type="" manifest:full-path="Pictures/200000070000513A000022BE59A5B3A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4.129cm" style:rel-column-width="15919*"/>
    </style:style>
    <style:style style:name="Tableau1.B" style:family="table-column">
      <style:table-column-properties style:column-width="2.522cm" style:rel-column-width="9724*"/>
    </style:style>
    <style:style style:name="Tableau1.C" style:family="table-column">
      <style:table-column-properties style:column-width="2.496cm" style:rel-column-width="9622*"/>
    </style:style>
    <style:style style:name="Tableau1.D" style:family="table-column">
      <style:table-column-properties style:column-width="7.851cm" style:rel-column-width="30270*"/>
    </style:style>
    <style:style style:name="Tableau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1.D1" style:family="table-cell">
      <style:table-cell-properties fo:background-color="#ffffcc"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2.835cm" style:rel-column-width="10928*"/>
    </style:style>
    <style:style style:name="Tableau4.B" style:family="table-column">
      <style:table-column-properties style:column-width="2.949cm" style:rel-column-width="11370*"/>
    </style:style>
    <style:style style:name="Tableau4.C" style:family="table-column">
      <style:table-column-properties style:column-width="3.099cm" style:rel-column-width="11948*"/>
    </style:style>
    <style:style style:name="Tableau4.D" style:family="table-column">
      <style:table-column-properties style:column-width="6.916cm" style:rel-column-width="26664*"/>
    </style:style>
    <style:style style:name="Tableau4.E" style:family="table-column">
      <style:table-column-properties style:column-width="1.199cm" style:rel-column-width="4625*"/>
    </style:style>
    <style:style style:name="Tableau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ffffcc" fo:padding="0.097cm" fo:border="0.002cm solid #000000">
        <style:background-image/>
      </style:table-cell-properties>
    </style:style>
    <style:style style:name="Tableau4.A2" style:family="table-cell">
      <style:table-cell-properties fo:background-color="#dddddd"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6" style:family="paragraph" style:parent-style-name="Text_20_body">
      <style:text-properties fo:font-size="11pt" fo:language="fr" fo:country="FR" style:font-size-asian="11pt" style:font-size-complex="11pt"/>
    </style:style>
    <style:style style:name="P7" style:family="paragraph" style:parent-style-name="Text_20_body">
      <style:paragraph-properties fo:text-align="justify" style:justify-single-word="false"/>
      <style:text-properties fo:font-size="11pt" fo:language="fr" fo:country="FR" style:font-size-asian="11pt" style:font-size-complex="11pt"/>
    </style:style>
    <style:style style:name="P8" style:family="paragraph" style:parent-style-name="Text_20_body">
      <style:text-properties fo:font-size="11pt" fo:language="fr" fo:country="FR" fo:font-weight="normal" style:font-size-asian="11pt" style:font-weight-asian="normal" style:font-size-complex="11pt" style:font-weight-complex="normal"/>
    </style:style>
    <style:style style:name="P9" style:family="paragraph" style:parent-style-name="Text_20_body">
      <style:text-properties fo:font-size="11pt" style:font-size-asian="11pt" style:font-size-complex="11pt"/>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style:text-position="sub 58%" fo:font-size="11pt" fo:language="fr" fo:country="FR" fo:font-style="normal" fo:font-weight="normal" style:font-size-asian="11pt" style:font-style-asian="normal" style:font-weight-asian="normal" style:font-size-complex="11pt" style:font-style-complex="normal" style:font-weight-complex="normal"/>
    </style:style>
    <style:style style:name="P12" style:family="paragraph" style:parent-style-name="Table_20_Contents">
      <style:text-properties fo:font-size="9pt" fo:font-weight="bold" style:font-size-asian="9pt" style:font-weight-asian="bold" style:font-size-complex="9pt" style:font-weight-complex="bold"/>
    </style:style>
    <style:style style:name="P13" style:family="paragraph" style:parent-style-name="Table_20_Contents">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8pt" style:font-size-asian="8pt" style:font-size-complex="8pt"/>
    </style:style>
    <style:style style:name="P15" style:family="paragraph" style:parent-style-name="Table_20_Contents">
      <style:text-properties fo:font-size="7pt" style:font-size-asian="7pt" style:font-size-complex="7pt"/>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0"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text-properties fo:font-size="11pt" fo:language="fr" fo:country="FR" style:font-size-asian="11pt" style:font-size-complex="11pt"/>
    </style:style>
    <style:style style:name="P22" style:family="paragraph" style:parent-style-name="Text_20_body" style:list-style-name="L5">
      <style:text-properties fo:font-size="11pt" fo:language="fr" fo:country="FR" style:font-size-asian="11pt" style:font-size-complex="11pt"/>
    </style:style>
    <style:style style:name="P23" style:family="paragraph" style:parent-style-name="Text_20_body" style:list-style-name="L7">
      <style:text-properties fo:font-size="11pt" fo:language="fr" fo:country="FR" fo:font-weight="normal" style:font-size-asian="11pt" style:font-weight-asian="normal" style:font-size-complex="11pt" style:font-weight-complex="normal"/>
    </style:style>
    <style:style style:name="P24" style:family="paragraph" style:parent-style-name="Text_20_body" style:list-style-name="L2">
      <style:text-properties fo:font-size="11pt" style:font-size-asian="11pt" style:font-size-complex="11pt"/>
    </style:style>
    <style:style style:name="P25" style:family="paragraph" style:parent-style-name="Text_20_body" style:list-style-name="L3">
      <style:text-properties fo:font-size="11pt" style:font-size-asian="11pt" style:font-size-complex="11pt"/>
    </style:style>
    <style:style style:name="P26" style:family="paragraph" style:parent-style-name="Text_20_body" style:list-style-name="L4">
      <style:text-properties fo:font-size="11pt" style:font-size-asian="11pt" style:font-size-complex="11pt"/>
    </style:style>
    <style:style style:name="P27" style:family="paragraph" style:parent-style-name="Text_20_body" style:list-style-name="L6">
      <style:text-properties fo:font-size="11pt" style:font-size-asian="11pt" style:font-size-complex="11pt"/>
    </style:style>
    <style:style style:name="P28" style:family="paragraph">
      <style:paragraph-properties fo:text-align="center"/>
    </style:style>
    <style:style style:name="P29" style:family="paragraph">
      <style:text-properties fo:font-size="8pt" fo:font-style="italic" fo:font-weight="bold" style:font-size-asian="8pt" style:font-style-asian="italic" style:font-weight-asian="bold" style:font-size-complex="8pt" style:font-style-complex="italic" style:font-weight-complex="bold"/>
    </style:style>
    <style:style style:name="P30" style:family="paragraph">
      <style:text-properties fo:color="#ff3333" fo:font-size="10pt" style:font-size-asian="10pt" style:font-size-complex="10pt"/>
    </style:style>
    <style:style style:name="P31"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style:font-size-asian="11pt" style:font-size-complex="11pt"/>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size="8pt" fo:font-style="italic" fo:font-weight="bold" style:font-size-asian="8pt" style:font-style-asian="italic" style:font-weight-asian="bold" style:font-size-complex="8pt" style:font-style-complex="italic" style:font-weight-complex="bold"/>
    </style:style>
    <style:style style:name="T13" style:family="text">
      <style:text-properties fo:color="#ff3333" fo:font-size="10pt" style:font-size-asian="10pt" style:font-size-complex="10pt"/>
    </style:style>
    <style:style style:name="T14"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ff" draw:marker-start-width="0.427cm" draw:marker-end-width="0.427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ffcc"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fill="solid" draw:fill-color="#cc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97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538cm"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215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47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s échanges entre </text:p>
      <text:p text:style-name="P1">les divers acteurs du système</text:p>
      <text:p text:style-name="P2">Air Conditioner Solar Management System</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7">1.Composition du système (voir SysML)<text:tab/>2</text:p>
          <text:p text:style-name="P18">1.1.Description des éléments du système <text:tab/>2</text:p>
          <text:p text:style-name="P18">1.2.Interactions entre les éléments du système <text:tab/>3</text:p>
          <text:p text:style-name="P17">2.Echanges entre les principaux acteurs du système<text:tab/>4</text:p>
          <text:p text:style-name="P18">2.1.Echange Air conditioner – Gateway <text:tab/>6</text:p>
          <text:p text:style-name="P16">2.1.1.Description de l'échange globalement<text:tab/>6</text:p>
          <text:p text:style-name="P16">2.1.2.Variables d'échange<text:tab/>7</text:p>
          <text:p text:style-name="P16">2.1.3.Description des variables d'échange<text:tab/>7</text:p>
          <text:p text:style-name="P18">2.2.Echange Gateway - SystemManager<text:tab/>8</text:p>
          <text:p text:style-name="P16">2.2.1.Description de l'échange globalement<text:tab/>8</text:p>
          <text:p text:style-name="P16">2.2.2.Variable d'échange<text:tab/>8</text:p>
          <text:p text:style-name="P16">2.2.3.Description des variables d'échange<text:tab/>9</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1">Composition du système (voir SysML)</text:h>
      <text:p text:style-name="P4"/>
      <text:p text:style-name="P4"><draw:frame draw:style-name="fr1" draw:name="images1" text:anchor-type="paragraph" svg:width="16.939cm" svg:height="6.625cm" draw:z-index="1"><draw:image xlink:href="Pictures/200000070000513A000022BE59A5B3AA.svm" xlink:type="simple" xlink:show="embed" xlink:actuate="onLoad"/></draw:frame></text:p>
      <text:h text:style-name="Heading_20_2" text:outline-level="2">Description des éléments du système </text:h>
      <text:p text:style-name="P4"/>
      <text:p text:style-name="P4"><text:span text:style-name="T3">Air Conditioner</text:span> : Les climatiseurs Mitsubishi air-air monosplit. Il y en 4 (salon, salle à manger, entrée, couloir). </text:p>
      <text:p text:style-name="P4"><text:span text:style-name="T3">Remote Device </text:span>: Ce sont les télécommandes des climatiseurs joignables en 433MHz FSK (module RT606) par une pile « propriétaire » <text:span text:style-name="T3">FSK</text:span><text:span text:style-name="T4">Stack</text:span> (<text:span text:style-name="T2">Remote Device</text:span> et <text:span text:style-name="T2">SmartGateway</text:span>). Le protocole est documenté, il fonctionne sur STM32F103 (passerelle intelligente) et STM32L041 (<text:span text:style-name="T2">Remote Device</text:span>). La pile fonctionne un peu à la façon de Xbee (My , destination adress, broadcast). Chaque <text:span text:style-name="T2">remote device</text:span> commande son climatiseur par infra-rouge (comme un télécommande classique)</text:p>
      <text:p text:style-name="P4"><text:span text:style-name="T3">Smart Gateway </text:span>: passerelle entre le réseau des <text:span text:style-name="T2">Remote Device</text:span> et l'IHM. La liaison se fait avec ce dernier via une liaison UART classique. Le protocole de communication <text:span text:style-name="T4">UARTStack</text:span> reste à faire. On pourrait se baser sur les trames du <text:span text:style-name="T9">protocole </text:span><text:span text:style-name="T4">FSKStack</text:span>. Les informations reçues par la passerelle depuis les divers <text:span text:style-name="T2">remote Devices</text:span> sont centralisées puis traitée localement, puis sont transmises vers l'<text:span text:style-name="T2">IHM</text:span>. <text:span text:style-name="T10">Le traitement fait par la </text:span><text:span text:style-name="T5">Smart Gateway</text:span><text:span text:style-name="T10"> consiste en la stratégie de commande des climatiseurs</text:span>. C'est ce qui justifie le «<text:span text:style-name="T2"> Smart </text:span>» dans la dénomination... toute l'intelligence du système est dans ce module à base de <text:s/>STM32F103.</text:p>
      <text:p text:style-name="P4"><text:soft-page-break/><text:span text:style-name="T3">IHM </text:span>: Unité basée sur une <text:span text:style-name="T2">Raspberry pi 2 </text:span>et un écran tactile. Elle communique :</text:p>
      <text:p text:style-name="P4"/>
      <text:list xml:id="list2384085843579641439" text:style-name="L1">
        <text:list-item>
          <text:p text:style-name="P20">vers la passerelle intelligente en UART pour recevoir l'état des climatiseurs et transmettre des nouvelles informations (puissance disponibles, informations tempo, paramètres utilisateur....)</text:p>
        </text:list-item>
        <text:list-item>
          <text:p text:style-name="P20">vers l'onduleur en HTTP via des requêtes locale (<text:span text:style-name="T2">HMI</text:span>-box-onduleur),</text:p>
        </text:list-item>
        <text:list-item>
          <text:p text:style-name="P20">vers le web en HTTP pour recevoir les informations EDF tempo, pour recevoir les infos météo ?</text:p>
        </text:list-item>
        <text:list-item>
          <text:p text:style-name="P20">Avec le user via le touch screen pour paramétrer le système, pour visualiser en temps réels les flux d'énergie de la maison, de l'onduleur, de la voiture ?</text:p>
        </text:list-item>
      </text:list>
      <text:p text:style-name="P4"/>
      <text:p text:style-name="P5">L'ensemble PV + onduleur + Smart Meter <text:span text:style-name="T6">: c'est évidemment le système de production d'énergie PV. Les informations utiles se trouvent au niveau du </text:span><text:span text:style-name="T11">SmartMeter</text:span><text:span text:style-name="T6"> et sont utilisables via l'onduleur et son lien Ethernet, en utilisant l'API fournie par Fronius (voir document dans le répertoire RS585)</text:span></text:p>
      <text:p text:style-name="P4"/>
      <text:h text:style-name="Heading_20_2" text:outline-level="2">Interactions entre les éléments du système </text:h>
      <text:p text:style-name="P4"/>
      <text:p text:style-name="P11"><draw:frame draw:style-name="fr1" draw:name="images2" text:anchor-type="paragraph" svg:width="16.999cm" svg:height="9.777cm" draw:z-index="2"><draw:image xlink:href="Pictures/200000070000522C00002F445CECA8AF.svm" xlink:type="simple" xlink:show="embed" xlink:actuate="onLoad"/></draw:frame><draw:rect text:anchor-type="paragraph" draw:z-index="3" draw:style-name="gr2" draw:text-style-name="P28" svg:width="16.357cm" svg:height="10.05cm" svg:x="0.201cm" svg:y="0.164cm"><text:p/></draw:rect><draw:ellipse text:anchor-type="paragraph" draw:z-index="15" draw:style-name="gr6" draw:text-style-name="P28" svg:width="3.536cm" svg:height="2.001cm" svg:x="7.297cm" svg:y="4.355cm"><text:p/></draw:ellipse></text:p>
      <text:p text:style-name="P4"/>
      <text:p text:style-name="P4"/>
      <text:p text:style-name="P4"/>
      <text:p text:style-name="P4"/>
      <text:p text:style-name="P4"/>
      <text:h text:style-name="Heading_20_2" text:outline-level="2"><text:soft-page-break/>Grands principes de fonctionnement</text:h>
      <text:p text:style-name="P4"/>
      <text:p text:style-name="P4">L'intelligence du système est confiée à la passerelle, la <text:span text:style-name="T2">SmartGateway</text:span>. Elle échange à la fois avec l'<text:span text:style-name="T2">HMI</text:span> et les <text:span text:style-name="T2">RemoteDevices</text:span>.</text:p>
      <text:p text:style-name="P4">Ces derniers étant alimentés sur piles, ne peuvent pas être en écoute permanente. Ils sont endormis sur de très longue période : typiquement 30mn de repos pour quelques secondes d'activités. Cela permet d'économiser les piles.</text:p>
      <text:p text:style-name="P4">→ l<text:span text:style-name="T10">es </text:span><text:span text:style-name="T5">RemoteDevices</text:span><text:span text:style-name="T10"> sont donc obligatoirement à l'initiative des requêtes</text:span> lors des transactions et c'est la <text:span text:style-name="T2">SmartGateway</text:span> qui est en écoute permanente (alimentée sur secteur)</text:p>
      <text:p text:style-name="P4"/>
      <text:p text:style-name="P4">L'<text:span text:style-name="T2">HMI</text:span> est faite sur une Raspberry pi. La communication série en python se fait en scrutatif (en tout cas j'ai pas trouvé le mode événementiel!). Par ailleurs le STM32 gère parfaitement cela.</text:p>
      <text:p text:style-name="P4"/>
      <text:p text:style-name="P4">→ <text:span text:style-name="T10">la </text:span><text:span text:style-name="T5">HMI </text:span><text:span text:style-name="T10">elle aussi sera à l'initiative des requêtes</text:span> pour fournir les données permettant d'élaborer la stratégie de commande des climatiseurs (puissance solaire disponible, couleur jour tempo, mode vacances, auto...), en en retour récupérer les températures à afficher pour information à l'utilisateur</text:p>
      <text:p text:style-name="P4"/>
      <text:p text:style-name="P4">Le <text:span text:style-name="T2">SmartGateway</text:span> doit pouvoir répondre instantanément à chaque <text:span text:style-name="T2">RemoteDevice</text:span>. Pour cela la nouvelle consigne de température et le prochain rendez-vous (date du prochain réveil) doivent être produit très rapidement. </text:p>
      <text:p text:style-name="P4">→ l<text:span text:style-name="T10">a </text:span><text:span text:style-name="T5">SmartGateway</text:span><text:span text:style-name="T10"> doit disposer en local de toutes les informations nécessaires</text:span>, les dernières qui auront été communiquées par l'<text:span text:style-name="T2">HMI</text:span>. En effet, la <text:span text:style-name="T2">SmartGateway</text:span> ne peut pas interroger l'<text:span text:style-name="T2">HMI</text:span> à la volée (elle n'est pas à l'initiative des requêtes et ça prend trop de tem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Echanges entre les principaux acteurs du système</text:h>
      <text:p text:style-name="Text_20_body"/>
      <text:p text:style-name="Text_20_body"><draw:frame draw:style-name="fr1" draw:name="images3" text:anchor-type="paragraph" svg:width="16.999cm" svg:height="13.908cm" draw:z-index="4"><draw:image xlink:href="Pictures/2000000700004A20000039C7AEB85379.svm" xlink:type="simple" xlink:show="embed" xlink:actuate="onLoad"/></draw:frame><draw:ellipse text:anchor-type="paragraph" draw:z-index="7" draw:style-name="gr3" draw:text-style-name="P28" svg:width="4.347cm" svg:height="1.188cm" svg:x="4.397cm" svg:y="1.409cm"><text:p/></draw:ellipse></text:p>
      <text:p text:style-name="P9">A ce stade les échanges sont encore assez généraux. On observe 3 processus de communication qui se déroulent en même temps, à des périodicités différentes. </text:p>
      <text:p text:style-name="P9"/>
      <text:p text:style-name="Text_20_body"><text:span text:style-name="T7">Transaction </text:span><text:span text:style-name="T8">: Correspond à un message asynchrone associé à sa réponse (voir ci-dessus, bulle bleue). Il existe donc 3 types de transaction :</text:span></text:p>
      <text:list xml:id="list687434390796785654" text:style-name="L2">
        <text:list-item>
          <text:p text:style-name="P24">Entre un <text:span text:style-name="T2">RmDv</text:span> et la<text:span text:style-name="T2"> SmartGateway </text:span>: utilisation du protocole <text:span text:style-name="T4">FSKStack</text:span> (pile com propriétaire),</text:p>
        </text:list-item>
        <text:list-item>
          <text:p text:style-name="P24">Entre la <text:span text:style-name="T2">SmartGateway</text:span> et l' <text:span text:style-name="T2">HMI</text:span> : utilisation d'un protocole UART, <text:span text:style-name="T4">UARTStack</text:span> <text:s/>à définir...</text:p>
        </text:list-item>
        <text:list-item>
          <text:p text:style-name="P24">Entre le <text:span text:style-name="T2">HMI</text:span> et l'onduleur : utilisation de requête <text:span text:style-name="T4">HTTP</text:span>.</text:p>
        </text:list-item>
      </text:list>
      <text:p text:style-name="P9">Elles <text:s/>sont toutes basées sur le même principe : une requête, une réponse.</text:p>
      <text:p text:style-name="P9">On note que deux acteurs sont maîtres (à l'initiative des requêtes des transactions) :</text:p>
      <text:list xml:id="list1932701398836152327" text:style-name="L3">
        <text:list-item>
          <text:p text:style-name="P25">les <text:span text:style-name="T2">RmDv</text:span> (4 associés aux climatiseurs et 1 pour la température extérieure)</text:p>
        </text:list-item>
        <text:list-item>
          <text:p text:style-name="P25">le <text:span text:style-name="T2">HMI</text:span> (Raspberry pi, programme Phyton) </text:p>
        </text:list-item>
      </text:list>
      <text:p text:style-name="P9"><text:soft-page-break/>Le point de gestion délicat est donc la <text:span text:style-name="T2">SmartGateway</text:span> qui reçoit jusqu'à 6 messages asynchrones. Le choix qui est fait pour cette gestion est celle d'une boucle sans fin jamais bloquante qui tour à tour srute des indicateurs d'arrivée de message (5 pour la pile <text:span text:style-name="T4">FSKStack</text:span>, et 1 pour l<text:span text:style-name="T2">'IHM, </text:span><text:span text:style-name="T4">UARTStack</text:span>).</text:p>
      <text:p text:style-name="P9"/>
      <text:p text:style-name="P9"/>
      <text:p text:style-name="P9"><draw:frame draw:style-name="fr1" draw:name="images6" text:anchor-type="paragraph" svg:width="11.975cm" svg:height="9.91cm" draw:z-index="8"><draw:image xlink:href="Pictures/2000000700002EC70000298A9822FC0A.svm" xlink:type="simple" xlink:show="embed" xlink:actuate="onLoad"/></draw:frame></text:p>
      <text:p text:style-name="P9">De cette manière, on ne se pose pas la question d'accès multiple à un variable partagée par un <text:span text:style-name="T2">RmDv</text:span> et le <text:span text:style-name="T2">MHI</text:span> puisque dès qu'une transaction démarre, elle se finit (au pire un timeout permet d'interrompre une transaction infructueuse). Du coup les autres requêtes susceptibles d'arriver sont simplement mises en attente d'être traitée.</text:p>
      <text:list xml:id="list6824369621985608933" text:style-name="L4">
        <text:list-header>
          <text:p text:style-name="P26"/>
        </text:list-header>
      </text:list>
      <text:p text:style-name="P9"/>
      <text:p text:style-name="P9"/>
      <text:p text:style-name="P9"/>
      <text:p text:style-name="P9"/>
      <text:p text:style-name="P9"/>
      <text:p text:style-name="P9"/>
      <text:p text:style-name="P9"/>
      <text:p text:style-name="P9"/>
      <text:p text:style-name="P9"/>
      <text:h text:style-name="Heading_20_2" text:outline-level="2"><text:soft-page-break/>Transaction RmDv i</text:h>
      <text:p text:style-name="Text_20_body"><draw:frame draw:style-name="fr2" draw:name="images7" text:anchor-type="paragraph" svg:x="12.289cm" svg:y="0.377cm" svg:width="2.094cm" svg:height="1.032cm" draw:z-index="16"><draw:image xlink:href="Pictures/200000070000082D0000040877B1A417.svm" xlink:type="simple" xlink:show="embed" xlink:actuate="onLoad"/></draw:frame></text:p>
      <text:p text:style-name="P9">Le morceau de diagramme de séquence suivant, illustre l'échange de l'action</text:p>
      <text:p text:style-name="Text_20_body"/>
      <text:p text:style-name="Text_20_body"/>
      <text:p text:style-name="P10"><draw:frame draw:style-name="fr3" draw:name="images4" text:anchor-type="paragraph" svg:x="1.658cm" svg:y="-0.198cm" svg:width="12.435cm" svg:height="5.629cm" draw:z-index="5"><draw:image xlink:href="Pictures/20000007000030ED000015FCD2B2B83E.svm" xlink:type="simple" xlink:show="embed" xlink:actuate="onLoad"/></draw:frame></text:p>
      <text:p text:style-name="P7">Les données transmises lors de la première requête sont réunies dans le bloc :</text:p>
      <text:p text:style-name="P7"><draw:frame draw:style-name="fr3" draw:name="images10" text:anchor-type="paragraph" svg:x="0.841cm" svg:y="0.148cm" svg:width="2.462cm" svg:height="2.434cm" draw:z-index="17"><draw:image xlink:href="Pictures/200000070000099F000009821827E854.svm" xlink:type="simple" xlink:show="embed" xlink:actuate="onLoad"/></draw:frame></text:p>
      <text:p text:style-name="P7">La représentation ici correspond au bloc dans le <text:span text:style-name="T2">RemoteDevice</text:span>. On aura le même dans le <text:span text:style-name="T2">SmartGateway</text:span> simplement les sens<text:span text:style-name="T2"> in</text:span> et <text:span text:style-name="T2">out</text:span> sont inversés.</text:p>
      <text:p text:style-name="P7"/>
      <text:p text:style-name="P7">Dans cet échange, le maître est le <text:span text:style-name="T2">Remote Device</text:span>. C'est lui qui se réveille à intervalle régulier <text:s/>(typiquement 30 mn), puis se rendort immédiatement après l'échange pour économiser les deux piles AAA de 1,5V embarquées.</text:p>
      <text:list xml:id="list6972199468315160666" text:style-name="L5">
        <text:list-item>
          <text:p text:style-name="P22">Il envoie les informations (comme la température actuelle typiquement) vers la <text:span text:style-name="T2">smartgateway</text:span> qui en retour va lui fournir les ordres de configurations (nouveau set de température, prochain intervalle de réponse). Parmi les informations, il y a aussi une information d'écart de temps par rapport aux attendus. En effet, la<text:span text:style-name="T2"> SmartGateway</text:span> possède un temps réel (RTC externe ou encore Raspberry pi). Les <text:span text:style-name="T2">remote devices</text:span> quant à eux, fonctionne avec leur RTC embarquée clockée par la HSI (RC 40kHz) peu précise.</text:p>
        </text:list-item>
        <text:list-item>
          <text:p text:style-name="P22">Après cet échange ou après un éventuel timeout, le <text:span text:style-name="T2">remote device</text:span> fournit un message d'état pour que la <text:span text:style-name="T2">SmartGateway</text:span> puisse savoir si tout s'est bien passé. En retour, la <text:span text:style-name="T2">SmartGateway</text:span> envoie un acquittement.</text:p>
        </text:list-item>
      </text:list>
      <text:p text:style-name="P6">Dans tous les cas, si le master n'a pas reçu sa réponse (même un simple acquittement), il réitère l'opération jusqu'à 3 fois. </text:p>
      <text:p text:style-name="P6"/>
      <text:p text:style-name="P6"/>
      <text:p text:style-name="P6"><text:soft-page-break/>Les transactions se décomposent comme ceci :</text:p>
      <text:p text:style-name="P6"/>
      <text:p text:style-name="P6"/>
      <text:p text:style-name="P6"><draw:frame text:anchor-type="paragraph" draw:z-index="19" draw:style-name="gr8" draw:text-style-name="P30" svg:width="2.894cm" svg:height="0.408cm" svg:x="8.544cm" svg:y="-0.025cm"><draw:text-box><text:p><text:span text:style-name="T13">Sur requête HMI...</text:span></text:p></draw:text-box></draw:frame><draw:rect text:anchor-type="paragraph" draw:z-index="0" draw:style-name="gr1" draw:text-style-name="P28" svg:width="8.469cm" svg:height="5.783cm" svg:x="2.969cm" svg:y="-0.148cm"><text:p/></draw:rect><draw:frame text:anchor-type="paragraph" draw:z-index="59" draw:style-name="gr22" draw:text-style-name="P31" svg:width="2.772cm" svg:height="0.521cm" svg:x="3.127cm" svg:y="0.217cm"><draw:text-box><text:p><text:span text:style-name="T14"><text:s/></text:span><text:span text:style-name="T14">Clim j SGw2HMI</text:span></text:p></draw:text-box></draw:frame><draw:frame text:anchor-type="paragraph" draw:z-index="62" draw:style-name="gr22" draw:text-style-name="P31" svg:width="2.772cm" svg:height="0.521cm" svg:x="5.898cm" svg:y="0.217cm"><draw:text-box><text:p><text:span text:style-name="T14"><text:s/></text:span><text:span text:style-name="T14">Clim i SGw2HMI</text:span></text:p></draw:text-box></draw:frame><draw:frame text:anchor-type="paragraph" draw:z-index="25" draw:style-name="gr9" draw:text-style-name="P31" svg:width="1.816cm" svg:height="0.398cm" svg:x="14.219cm" svg:y="0.289cm"><draw:text-box><text:p><text:span text:style-name="T14">HMI</text:span></text:p></draw:text-box></draw:frame></text:p>
      <text:p text:style-name="P6"><draw:custom-shape text:anchor-type="paragraph" draw:z-index="24" draw:style-name="gr12" svg:width="2.581cm" svg:height="4.026cm" svg:x="13.458cm" svg:y="0.2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style-name="gr23" svg:width="2.024cm" svg:height="2.132cm" svg:x="6.336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 draw:style-name="gr10" draw:text-style-name="P31" svg:width="2.077cm" svg:height="1.634cm" svg:x="6.47cm" svg:y="0.189cm"><draw:text-box><text:p><text:span text:style-name="T14">Température</text:span></text:p><text:p><text:span text:style-name="T14">StatusClim</text:span></text:p><text:p><text:span text:style-name="T14">TimeStamp</text:span></text:p><text:p><text:span text:style-name="T14"/></text:p></draw:text-box></draw:frame><draw:frame text:anchor-type="paragraph" draw:z-index="60" draw:style-name="gr10" draw:text-style-name="P31" svg:width="2.077cm" svg:height="1.634cm" svg:x="3.745cm" svg:y="0.258cm"><draw:text-box><text:p><text:span text:style-name="T14">Température</text:span></text:p><text:p><text:span text:style-name="T14">StatusClim</text:span></text:p><text:p><text:span text:style-name="T14">TimeStamp</text:span></text:p><text:p><text:span text:style-name="T14"/></text:p></draw:text-box></draw:frame><draw:custom-shape text:anchor-type="paragraph" draw:z-index="61" draw:style-name="gr7" svg:width="2.024cm" svg:height="2.132cm" svg:x="3.478cm" svg:y="-0.0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line text:anchor-type="paragraph" draw:z-index="22" draw:style-name="gr11" draw:text-style-name="P28" svg:x1="8.359cm" svg:y1="0.154cm" svg:x2="13.458cm" svg:y2="0.131cm"><text:p/></draw:line><draw:frame text:anchor-type="paragraph" draw:z-index="68" draw:style-name="gr9" draw:text-style-name="P31" svg:width="1.816cm" svg:height="0.398cm" svg:x="14.111cm" svg:y="0.208cm"><draw:text-box><text:p><text:span text:style-name="T14">HomePage</text:span></text:p></draw:text-box></draw:frame></text:p>
      <text:p text:style-name="P6"><draw:line text:anchor-type="paragraph" draw:z-index="64" draw:style-name="gr11" draw:text-style-name="P28" svg:x1="5.502cm" svg:y1="0.219cm" svg:x2="13.459cm" svg:y2="0.237cm"><text:p/></draw:line><draw:custom-shape text:anchor-type="paragraph" draw:z-index="67" draw:style-name="gr7" svg:width="2.024cm" svg:height="2.132cm" svg:x="13.806cm" svg:y="0.0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frame text:anchor-type="paragraph" draw:z-index="20" draw:style-name="gr9" draw:text-style-name="P31" svg:width="1.816cm" svg:height="0.398cm" svg:x="8.449cm" svg:y="0.228cm"><draw:text-box><text:p><text:span text:style-name="T14">HMIData2SGw</text:span></text:p></draw:text-box></draw:frame><draw:line text:anchor-type="paragraph" draw:z-index="33" draw:style-name="gr11" draw:text-style-name="P28" svg:x1="7.241cm" svg:y1="6.1cm" svg:x2="7.204cm" svg:y2="0.113cm"><text:p/></draw:line><draw:line text:anchor-type="paragraph" draw:z-index="63" draw:style-name="gr11" draw:text-style-name="P28" svg:x1="6.752cm" svg:y1="6.099cm" svg:x2="5.323cm" svg:y2="0.102cm"><text:p/></draw:line><draw:frame text:anchor-type="paragraph" draw:z-index="34" draw:style-name="gr9" draw:text-style-name="P31" svg:width="1.816cm" svg:height="0.398cm" svg:x="11.643cm" svg:y="-0.101cm"><draw:text-box><text:p><text:span text:style-name="T14">UARTStack</text:span></text:p></draw:text-box></draw:frame></text:p>
      <text:p text:style-name="P6"><draw:custom-shape text:anchor-type="paragraph" draw:z-index="18" draw:style-name="gr7" svg:width="2.024cm" svg:height="2.132cm" svg:x="8.091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style-name="gr10" draw:text-style-name="P31" svg:width="1.458cm" svg:height="1.634cm" svg:x="8.449cm" svg:y="0.123cm"><draw:text-box><text:p><text:span text:style-name="T14">ExcPower</text:span></text:p><text:p><text:span text:style-name="T14">TempoCol</text:span></text:p><text:p><text:span text:style-name="T14">Mod</text:span></text:p><text:p><text:span text:style-name="T14">TimeStamp</text:span></text:p><text:p><text:span text:style-name="T14">...</text:span></text:p></draw:text-box></draw:frame></text:p>
      <text:p text:style-name="P6"><draw:line text:anchor-type="paragraph" draw:z-index="23" draw:style-name="gr11" draw:text-style-name="P28" svg:x1="13.385cm" svg:y1="0.229cm" svg:x2="10.097cm" svg:y2="0.229cm"><text:p/></draw:line></text:p>
      <text:p text:style-name="P6"/>
      <text:p text:style-name="P6"><draw:line text:anchor-type="paragraph" draw:z-index="32" draw:style-name="gr11" draw:text-style-name="P28" svg:x1="8.848cm" svg:y1="0.123cm" svg:x2="8.848cm" svg:y2="3.467cm"><text:p/></draw:line></text:p>
      <text:p text:style-name="P6"/>
      <text:p text:style-name="P6"><draw:rect text:anchor-type="paragraph" draw:z-index="26" draw:style-name="gr13" draw:text-style-name="P28" svg:width="10.141cm" svg:height="11.734cm" svg:x="2.327cm" svg:y="0.363cm"><text:p/></draw:rect><draw:frame text:anchor-type="paragraph" draw:z-index="27" draw:style-name="gr14" draw:text-style-name="P30" svg:width="3.29cm" svg:height="0.689cm" svg:x="2.535cm" svg:y="0.445cm"><draw:text-box><text:p><text:span text:style-name="T13">Sur requête RmDv...</text:span></text:p></draw:text-box></draw:frame></text:p>
      <text:p text:style-name="P6"/>
      <text:p text:style-name="P6"><draw:custom-shape text:anchor-type="paragraph" draw:z-index="35" draw:style-name="gr15" svg:width="1.855cm" svg:height="1.759cm" svg:x="3.064cm" svg:y="0.3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 draw:style-name="gr16" draw:text-style-name="P31" svg:width="1.816cm" svg:height="0.398cm" svg:x="3.253cm" svg:y="-0.183cm"><draw:text-box><text:p><text:span text:style-name="T14">RmDvi Data in</text:span></text:p></draw:text-box></draw:frame><draw:frame text:anchor-type="paragraph" draw:z-index="37" draw:style-name="gr17" draw:text-style-name="P31" svg:width="1.458cm" svg:height="1.539cm" svg:x="3.251cm" svg:y="0.497cm"><draw:text-box><text:p><text:span text:style-name="T14">Temp</text:span></text:p><text:p><text:span text:style-name="T14">Status</text:span></text:p><text:p><text:span text:style-name="T14">TimeStamp</text:span></text:p><text:p><text:span text:style-name="T14">...</text:span></text:p></draw:text-box></draw:frame><draw:custom-shape text:anchor-type="paragraph" draw:z-index="39" draw:style-name="gr15" svg:width="2.005cm" svg:height="1.682cm" svg:x="2.914cm" svg:y="2.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0" draw:style-name="gr19" draw:text-style-name="P31" svg:width="1.855cm" svg:height="1.216cm" svg:x="3.064cm" svg:y="3.06cm"><draw:text-box><text:p><text:span text:style-name="T14">TempSet</text:span></text:p><text:p><text:span text:style-name="T14">NextWupDelay</text:span></text:p></draw:text-box></draw:frame><draw:custom-shape text:anchor-type="paragraph" draw:z-index="41" draw:style-name="gr15" svg:width="1.25cm" svg:height="4.026cm" svg:x="0.021cm" svg:y="0.3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style-name="gr20" draw:text-style-name="P28" svg:x1="1.27cm" svg:y1="1.062cm" svg:x2="3.064cm" svg:y2="1.062cm"><text:p/></draw:line><draw:line text:anchor-type="paragraph" draw:z-index="43" draw:style-name="gr20" draw:text-style-name="P28" svg:x1="2.914cm" svg:y1="3.542cm" svg:x2="1.27cm" svg:y2="3.542cm"><text:p/></draw:line><draw:frame text:anchor-type="paragraph" draw:z-index="44" draw:style-name="gr16" draw:text-style-name="P31" svg:width="1.816cm" svg:height="0.398cm" svg:x="0.355cm" svg:y="-0.164cm"><draw:text-box><text:p><text:span text:style-name="T14">RmDv i</text:span></text:p></draw:text-box></draw:frame><draw:frame text:anchor-type="paragraph" draw:z-index="45" draw:style-name="gr16" draw:text-style-name="P31" svg:width="1.816cm" svg:height="0.398cm" draw:transform="rotate (1.5707963267946) translate (1.53281944444444cm 3.18734722222222cm)"><draw:text-box><text:p><text:span text:style-name="T14">FSKStack</text:span></text:p></draw:text-box></draw:frame></text:p>
      <text:p text:style-name="P6"><draw:custom-shape text:anchor-type="paragraph" draw:z-index="28" draw:style-name="gr7" svg:width="4.573cm" svg:height="2.35cm" svg:x="6.618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path text:anchor-type="paragraph" draw:z-index="30" draw:style-name="gr11" draw:text-style-name="P28" svg:width="1.699cm" svg:height="0.699cm" svg:x="4.918cm" svg:y="-0.129cm" svg:viewBox="0 0 1700 700" svg:d="M0 0c527 19 1700 700 1700 700"><text:p/></draw:path></text:p>
      <text:p text:style-name="P6"><draw:frame text:anchor-type="paragraph" draw:z-index="29" draw:style-name="gr9" draw:text-style-name="P31" svg:width="1.816cm" svg:height="0.398cm" svg:x="8.033cm" svg:y="0.129cm"><draw:text-box><text:p><text:span text:style-name="T14">Compute</text:span></text:p></draw:text-box></draw:frame></text:p>
      <text:p text:style-name="P6"><draw:frame text:anchor-type="paragraph" draw:z-index="38" draw:style-name="gr18" draw:text-style-name="P31" svg:width="2.327cm" svg:height="0.586cm" svg:x="3.103cm" svg:y="-0.189cm"><draw:text-box><text:p><text:span text:style-name="T14">RmDvi Data out</text:span></text:p></draw:text-box></draw:frame><draw:path text:anchor-type="paragraph" draw:z-index="57" draw:style-name="gr11" draw:text-style-name="P28" svg:width="1.699cm" svg:height="3.174cm" svg:x="4.918cm" svg:y="0.397cm" svg:viewBox="0 0 1700 3175" svg:d="M0 3175c988-344 1700-3175 1700-3175"><text:p/></draw:path></text:p>
      <text:p text:style-name="P6"><draw:path text:anchor-type="paragraph" draw:z-index="31" draw:style-name="gr11" draw:text-style-name="P28" svg:width="3.513cm" svg:height="0.83cm" svg:x="4.918cm" svg:y="-0.104cm" svg:viewBox="0 0 3514 831" svg:d="M3514 0c-378 737-3514 831-3514 831"><text:p/></draw:path><draw:path text:anchor-type="paragraph" draw:z-index="58" draw:style-name="gr11" draw:text-style-name="P28" svg:width="4.109cm" svg:height="5.585cm" svg:x="4.918cm" svg:y="-0.104cm" svg:viewBox="0 0 4110 5586" svg:d="M4110 0c-442 4954-4110 5586-4110 5586"><text:p/></draw:path></text:p>
      <text:p text:style-name="P6"/>
      <text:p text:style-name="P6"/>
      <text:p text:style-name="P6"><draw:custom-shape text:anchor-type="paragraph" draw:z-index="46" draw:style-name="gr15" svg:width="1.855cm" svg:height="1.759cm" svg:x="3.064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style-name="gr16" draw:text-style-name="P31" svg:width="1.816cm" svg:height="0.398cm" svg:x="3.253cm" svg:y="-0.085cm"><draw:text-box><text:p><text:span text:style-name="T14">RmDvj Data in</text:span></text:p></draw:text-box></draw:frame><draw:frame text:anchor-type="paragraph" draw:z-index="48" draw:style-name="gr17" draw:text-style-name="P31" svg:width="1.458cm" svg:height="1.539cm" svg:x="3.251cm" svg:y="0.596cm"><draw:text-box><text:p><text:span text:style-name="T14">Temp</text:span></text:p><text:p><text:span text:style-name="T14">Status</text:span></text:p><text:p><text:span text:style-name="T14">TimeStamp</text:span></text:p><text:p><text:span text:style-name="T14">...</text:span></text:p></draw:text-box></draw:frame><draw:custom-shape text:anchor-type="paragraph" draw:z-index="50" draw:style-name="gr15" svg:width="2.005cm" svg:height="1.682cm" svg:x="2.914cm" svg:y="2.9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style-name="gr19" draw:text-style-name="P31" svg:width="1.855cm" svg:height="1.216cm" svg:x="3.064cm" svg:y="3.159cm"><draw:text-box><text:p><text:span text:style-name="T14">TempSet</text:span></text:p><text:p><text:span text:style-name="T14">NextWupDelay</text:span></text:p></draw:text-box></draw:frame><draw:custom-shape text:anchor-type="paragraph" draw:z-index="52" draw:style-name="gr15" svg:width="1.25cm" svg:height="4.026cm" svg:x="0.021cm" svg:y="0.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3" draw:style-name="gr20" draw:text-style-name="P28" svg:x1="1.27cm" svg:y1="1.161cm" svg:x2="3.064cm" svg:y2="1.161cm"><text:p/></draw:line><draw:line text:anchor-type="paragraph" draw:z-index="54" draw:style-name="gr20" draw:text-style-name="P28" svg:x1="2.914cm" svg:y1="3.64cm" svg:x2="1.27cm" svg:y2="3.64cm"><text:p/></draw:line><draw:frame text:anchor-type="paragraph" draw:z-index="55" draw:style-name="gr16" draw:text-style-name="P31" svg:width="1.816cm" svg:height="0.398cm" svg:x="0.355cm" svg:y="-0.065cm"><draw:text-box><text:p><text:span text:style-name="T14">RmDv j</text:span></text:p></draw:text-box></draw:frame><draw:frame text:anchor-type="paragraph" draw:z-index="56" draw:style-name="gr16" draw:text-style-name="P31" svg:width="1.816cm" svg:height="0.398cm" draw:transform="rotate (1.5707963267946) translate (1.53281944444444cm 3.286125cm)"><draw:text-box><text:p><text:span text:style-name="T14">FSKStack</text:span></text:p></draw:text-box></draw:frame></text:p>
      <text:p text:style-name="P6"/>
      <text:p text:style-name="P6"/>
      <text:p text:style-name="P6"/>
      <text:p text:style-name="P6"><draw:frame text:anchor-type="paragraph" draw:z-index="49" draw:style-name="gr21" draw:text-style-name="P31" svg:width="2.301cm" svg:height="0.648cm" svg:x="3.103cm" svg:y="-0.09cm"><draw:text-box><text:p><text:span text:style-name="T14">RmDvj Data out</text:span></text:p></draw:text-box></draw:frame></text:p>
      <text:p text:style-name="P6"/>
      <text:p text:style-name="P6"/>
      <text:p text:style-name="P6"/>
      <text:p text:style-name="P6"/>
      <text:p text:style-name="P6"/>
      <text:p text:style-name="P6"/>
      <text:p text:style-name="P6">Ceci pour 4 clim.</text:p>
      <text:p text:style-name="P6"/>
      <text:h text:style-name="Heading_20_1" text:outline-level="1"><text:soft-page-break/>Architecture logicielle python IHM</text:h>
      <text:p text:style-name="P6"/>
      <text:p text:style-name="P6">Le diagramme de classes est donné ci-dessous.</text:p>
      <text:p text:style-name="P6">La variable centrale, globale, qui est partagée est <text:span text:style-name="T3">PageData</text:span>. C'est un objet de classe <text:span text:style-name="T2">HomPageData</text:span>, qui contient tous les champs associées aux widget de l'ensemble des fenêtres.</text:p>
      <text:p text:style-name="P6">Les mise à jour des fenêtres se font en s'appuyant sur cette variable, les saisies utilisateurs impactent cette variable.</text:p>
      <text:p text:style-name="P6">Les transactions avec la Smart Gateway se feront aussi en relation directe avec cette variable. Elle est le cœur de l'IHM.</text:p>
      <text:p text:style-name="P6"/>
      <text:p text:style-name="P6"><draw:frame draw:style-name="fr4" draw:name="images11" text:anchor-type="paragraph" svg:width="16.999cm" svg:height="10.296cm" draw:z-index="69"><draw:image xlink:href="Pictures/2000000700002DE50000220DE0DDA8BF.svm" xlink:type="simple" xlink:show="embed" xlink:actuate="onLoad"/></draw:frame></text:p>
      <text:p text:style-name="P6"/>
      <text:p text:style-name="P6">Le module<text:span text:style-name="T2"> ihm_main.py</text:span> contient la variable <text:span text:style-name="T3">win_home</text:span> qui est la fenêtre principale <text:span text:style-name="T2">tkinter </text:span>support de toute l'application. </text:p>
      <text:p text:style-name="P6">C'est à ce niveau que sont organisées les callback temporels et donc les mises à jours des widgets de la fenêtre ainsi que les transactions avec la SGw.</text:p>
      <text:p text:style-name="P6"/>
      <text:p text:style-name="P6"/>
      <text:p text:style-name="P6"/>
      <text:p text:style-name="P6"/>
      <text:p text:style-name="P6"/>
      <text:p text:style-name="P6"><text:soft-page-break/></text:p>
      <text:p text:style-name="P6"/>
      <text:p text:style-name="P6"/>
      <text:p text:style-name="P6"/>
      <text:p text:style-name="P6"/>
      <text:h text:style-name="Heading_20_3" text:outline-level="3">Variables d'échange</text:h>
      <text:p text:style-name="P6"><draw:frame draw:style-name="fr3" draw:name="images5" text:anchor-type="paragraph" svg:x="0.37cm" svg:y="0.261cm" svg:width="11.218cm" svg:height="8.668cm" draw:z-index="6"><draw:image xlink:href="Pictures/20000007000025FA00001F99BE3AC3C5.svm" xlink:type="simple" xlink:show="embed" xlink:actuate="onLoad"/></draw:frame><draw:ellipse text:anchor-type="paragraph" draw:z-index="10" draw:style-name="gr4" draw:text-style-name="P28" svg:width="2.154cm" svg:height="3.61cm" svg:x="5.002cm" svg:y="0.727cm"><text:p/></draw:ellipse><draw:frame text:anchor-type="paragraph" draw:z-index="11" draw:style-name="gr5" draw:text-style-name="P29" svg:width="1.4cm" svg:height="0.532cm" svg:x="5.551cm" svg:y="0.381cm"><draw:text-box><text:p><text:span text:style-name="T12">FSKStack</text:span></text:p></draw:text-box></draw:frame></text:p>
      <text:p text:style-name="P6"><text:span text:style-name="T2">GW_Clim</text:span> est un type utilisé pour générer 4 variables qui seront <text:span text:style-name="T2">Clim_Salon, Clim_SAManger, Clim_Couloir</text:span> et <text:span text:style-name="T2">Clim_Entree</text:span>.</text:p>
      <text:p text:style-name="P6">Le type inclut deux sous-structures , l'une portant sur l'état de la transaction, l'autre sur les données proprement dites.</text:p>
      <text:p text:style-name="P6"/>
      <text:h text:style-name="Heading_20_3" text:outline-level="3">Description des variables d'échange</text:h>
      <text:p text:style-name="P6"/>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Transaction</text:p>
          </table:table-cell>
          <table:table-cell table:style-name="Tableau1.A1" office:value-type="string">
            <text:p text:style-name="P13">Variable</text:p>
            <text:p text:style-name="P13">RmDv</text:p>
          </table:table-cell>
          <table:table-cell table:style-name="Tableau1.A1" office:value-type="string">
            <text:p text:style-name="P13">Variable</text:p>
            <text:p text:style-name="P13">GateWay</text:p>
          </table:table-cell>
          <table:table-cell table:style-name="Tableau1.D1" office:value-type="string">
            <text:p text:style-name="P13">Commentaires</text:p>
          </table:table-cell>
        </table:table-row>
        <table:table-row>
          <table:table-cell table:style-name="Tableau1.A2" office:value-type="string">
            <text:p text:style-name="P14">RmDv2Gw_Req (req.)</text:p>
          </table:table-cell>
          <table:table-cell table:style-name="Tableau1.B2" office:value-type="string">
            <text:p text:style-name="P14">ActualTemp</text:p>
          </table:table-cell>
          <table:table-cell table:style-name="Tableau1.B2" office:value-type="string">
            <text:p text:style-name="P14">ActualTemp</text:p>
          </table:table-cell>
          <table:table-cell table:style-name="Tableau1.D2" office:value-type="string">
            <text:p text:style-name="P14">float en °C</text:p>
          </table:table-cell>
        </table:table-row>
        <table:table-row>
          <table:table-cell table:style-name="Tableau1.A2" table:number-rows-spanned="3" office:value-type="string">
            <text:p text:style-name="P14">Gw2RmDv_Newset (ans.)</text:p>
          </table:table-cell>
          <table:table-cell table:style-name="Tableau1.B2" office:value-type="string">
            <text:p text:style-name="P14">ActualTempSet</text:p>
          </table:table-cell>
          <table:table-cell table:style-name="Tableau1.B2" office:value-type="string">
            <text:p text:style-name="P14">TempSetToSend</text:p>
          </table:table-cell>
          <table:table-cell table:style-name="Tableau1.D2" office:value-type="string">
            <text:p text:style-name="P14">float en °C</text:p>
          </table:table-cell>
        </table:table-row>
        <table:table-row>
          <table:covered-table-cell/>
          <table:table-cell table:style-name="Tableau1.B2" office:value-type="string">
            <text:p text:style-name="P14">NextWupDelay</text:p>
          </table:table-cell>
          <table:table-cell table:style-name="Tableau1.B2" office:value-type="string">
            <text:p text:style-name="P14">NextWupDelay</text:p>
          </table:table-cell>
          <table:table-cell table:style-name="Tableau1.D2" office:value-type="string">
            <text:p text:style-name="P14">int en secondes (max 15h, cad 54 000 secondes)</text:p>
          </table:table-cell>
        </table:table-row>
        <table:table-row>
          <table:covered-table-cell/>
          <table:table-cell table:style-name="Tableau1.B2" office:value-type="string">
            <text:p text:style-name="P14">ErrorDelay</text:p>
          </table:table-cell>
          <table:table-cell table:style-name="Tableau1.B2" office:value-type="string">
            <text:p text:style-name="P14">ErrorDelay</text:p>
          </table:table-cell>
          <table:table-cell table:style-name="Tableau1.D2" office:value-type="string">
            <text:p text:style-name="P14">int en dixième de secondes (max 109 minutes)</text:p>
          </table:table-cell>
        </table:table-row>
        <table:table-row>
          <table:table-cell table:style-name="Tableau1.A2" office:value-type="string">
            <text:p text:style-name="P14">RmDv2Gw_StatusMssg (req.)</text:p>
          </table:table-cell>
          <table:table-cell table:style-name="Tableau1.B2" office:value-type="string">
            <text:p text:style-name="P14">ErrorStatus</text:p>
          </table:table-cell>
          <table:table-cell table:style-name="Tableau1.B2" office:value-type="string">
            <text:p text:style-name="P14">ErrorStatus</text:p>
          </table:table-cell>
          <table:table-cell table:style-name="Tableau1.D2" office:value-type="string">
            <text:p text:style-name="P14">char code erreur à définir</text:p>
          </table:table-cell>
        </table:table-row>
        <table:table-row>
          <table:table-cell table:style-name="Tableau1.A2" office:value-type="string">
            <text:p text:style-name="P14">Gw2RmDv_Ack (ans.)</text:p>
          </table:table-cell>
          <table:table-cell table:style-name="Tableau1.B2" office:value-type="string">
            <text:p text:style-name="P14">_</text:p>
          </table:table-cell>
          <table:table-cell table:style-name="Tableau1.B2" office:value-type="string">
            <text:p text:style-name="P14">_</text:p>
          </table:table-cell>
          <table:table-cell table:style-name="Tableau1.D2" office:value-type="string">
            <text:p text:style-name="P14">Constante d'acquittement à définir</text:p>
          </table:table-cell>
        </table:table-row>
      </table:table>
      <text:p text:style-name="P6"/>
      <text:h text:style-name="Heading_20_3" text:outline-level="3" text:is-list-header="true"><text:soft-page-break/></text:h>
      <text:p text:style-name="P6"/>
      <text:p text:style-name="P6"/>
      <text:p text:style-name="P6"/>
      <text:p text:style-name="P6"/>
      <text:h text:style-name="Heading_20_2" text:outline-level="2">Echange Gateway - SystemManager</text:h>
      <text:h text:style-name="Heading_20_3" text:outline-level="3">Description de l'échange globalement</text:h>
      <text:p text:style-name="Text_20_body"><draw:frame draw:style-name="fr3" draw:name="images8" text:anchor-type="paragraph" svg:x="3.39cm" svg:y="0.189cm" svg:width="9.086cm" svg:height="6.158cm" draw:z-index="9"><draw:image xlink:href="Pictures/200000070000237D0000180DEADA6DEA.svm" xlink:type="simple" xlink:show="embed" xlink:actuate="onLoad"/></draw:frame></text:p>
      <text:p text:style-name="P9">Le <text:span text:style-name="T2">System Manager </text:span>est le maître dans cette transaction. Elles ont lieu plus fréquemment que les transactions avec les <text:span text:style-name="T2">RmDv</text:span> (5mn). Le protocole, non encore défini est nommé <text:span text:style-name="T4">UARTStack</text:span>.</text:p>
      <text:list xml:id="list37801106193459083" text:style-name="L6">
        <text:list-item>
          <text:p text:style-name="P27">Le <text:s/>génère <text:span text:style-name="T2">RmDv</text:span> une requête pour récupérer une donnée non encore lue. Dès lors la Gateway fournit la donnée en réponse à la requête. Si pas de donnée nouvelle, la réponse le précise (voir protocole).</text:p>
        </text:list-item>
        <text:list-item>
          <text:p text:style-name="P27">par la suite une nouvelle requête est générée qui fournit une nouvelle configuration de la climatisation.</text:p>
        </text:list-item>
      </text:list>
      <text:p text:style-name="P9"/>
      <text:p text:style-name="P9"/>
      <text:h text:style-name="Heading_20_3" text:outline-level="3">Variable d'échange</text:h>
      <text:p text:style-name="P9"><draw:frame text:anchor-type="paragraph" draw:z-index="14" draw:style-name="gr5" draw:text-style-name="P29" svg:width="1.4cm" svg:height="0.532cm" svg:x="8.045cm" svg:y="-0.049cm"><draw:text-box><text:p><text:span text:style-name="T12">UARTStack</text:span></text:p></draw:text-box></draw:frame></text:p>
      <text:p text:style-name="P9"><draw:frame draw:style-name="fr1" draw:name="images9" text:anchor-type="paragraph" svg:width="9.723cm" svg:height="5.898cm" draw:z-index="12"><draw:image xlink:href="Pictures/20000007000025FA000015B7A1268597.svm" xlink:type="simple" xlink:show="embed" xlink:actuate="onLoad"/></draw:frame><draw:ellipse text:anchor-type="paragraph" draw:z-index="13" draw:style-name="gr4" draw:text-style-name="P28" svg:width="2.835cm" svg:height="3.61cm" svg:x="7.251cm" svg:y="-0.176cm"><text:p/></draw:ellipse><text:soft-page-break/></text:p>
      <text:p text:style-name="P6">Au niveau du <text:span text:style-name="T2">System Manager</text:span>, l'objet <text:span text:style-name="T2">SysMan_Clim</text:span> contient des variables dont certaines sont à visualiser dans l'interface IHM.</text:p>
      <text:p text:style-name="P9"/>
      <text:h text:style-name="Heading_20_3" text:outline-level="3">Description des variables d'échange</text:h>
      <text:p text:style-name="P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Transaction</text:p>
          </table:table-cell>
          <table:table-cell table:style-name="Tableau4.A1" office:value-type="string">
            <text:p text:style-name="P13">Variable</text:p>
            <text:p text:style-name="P13">System Manager </text:p>
          </table:table-cell>
          <table:table-cell table:style-name="Tableau4.A1" office:value-type="string">
            <text:p text:style-name="P13">Variable</text:p>
            <text:p text:style-name="P13">GateWay</text:p>
          </table:table-cell>
          <table:table-cell table:style-name="Tableau4.A1" office:value-type="string">
            <text:p text:style-name="P13">Commentaires</text:p>
          </table:table-cell>
          <table:table-cell table:style-name="Tableau4.E1" office:value-type="string">
            <text:p text:style-name="P13">Visual IHM</text:p>
          </table:table-cell>
        </table:table-row>
        <table:table-row>
          <table:table-cell table:style-name="Tableau4.A2" office:value-type="string">
            <text:p text:style-name="P14">SysMan2Gw_Req (req.)</text:p>
          </table:table-cell>
          <table:table-cell table:style-name="Tableau4.B2" office:value-type="string">
            <text:p text:style-name="P15"/>
          </table:table-cell>
          <table:table-cell table:style-name="Tableau4.B2" office:value-type="string">
            <text:p text:style-name="P15"/>
          </table:table-cell>
          <table:table-cell table:style-name="Tableau4.B2" office:value-type="string">
            <text:p text:style-name="P14"/>
          </table:table-cell>
          <table:table-cell table:style-name="Tableau4.E2" office:value-type="string">
            <text:p text:style-name="P14"/>
          </table:table-cell>
        </table:table-row>
        <table:table-row>
          <table:table-cell table:style-name="Tableau4.A2" table:number-rows-spanned="3" office:value-type="string">
            <text:p text:style-name="P14">Gw2SysMan_Info (ans.)</text:p>
          </table:table-cell>
          <table:table-cell table:style-name="Tableau4.B2" office:value-type="string">
            <text:p text:style-name="P15">LastTransactionTimeStamp</text:p>
          </table:table-cell>
          <table:table-cell table:style-name="Tableau4.B2" office:value-type="string">
            <text:p text:style-name="P15">LastTransactionTimeStamp</text:p>
          </table:table-cell>
          <table:table-cell table:style-name="Tableau4.B2" office:value-type="string">
            <text:p text:style-name="P14">Type Time (Structure Year, Month, Day,Hour, Min, Sec)</text:p>
          </table:table-cell>
          <table:table-cell table:style-name="Tableau4.E2" office:value-type="string">
            <text:p text:style-name="P14">oui</text:p>
          </table:table-cell>
        </table:table-row>
        <table:table-row>
          <table:covered-table-cell/>
          <table:table-cell table:style-name="Tableau4.B2" office:value-type="string">
            <text:p text:style-name="P14">LastTemp</text:p>
          </table:table-cell>
          <table:table-cell table:style-name="Tableau4.B2" office:value-type="string">
            <text:p text:style-name="P14">ActualTemp</text:p>
          </table:table-cell>
          <table:table-cell table:style-name="Tableau4.B2" office:value-type="string">
            <text:p text:style-name="P14">float en °C</text:p>
          </table:table-cell>
          <table:table-cell table:style-name="Tableau4.E2" office:value-type="string">
            <text:p text:style-name="P14">oui</text:p>
          </table:table-cell>
        </table:table-row>
        <table:table-row>
          <table:covered-table-cell/>
          <table:table-cell table:style-name="Tableau4.B2" office:value-type="string">
            <text:p text:style-name="P14">ErrorStatus</text:p>
          </table:table-cell>
          <table:table-cell table:style-name="Tableau4.B2" office:value-type="string">
            <text:p text:style-name="P14">ErrorStatus</text:p>
          </table:table-cell>
          <table:table-cell table:style-name="Tableau4.B2" office:value-type="string">
            <text:p text:style-name="P14">Type ErrorCode : à définir</text:p>
          </table:table-cell>
          <table:table-cell table:style-name="Tableau4.E2" office:value-type="string">
            <text:p text:style-name="P14">oui</text:p>
          </table:table-cell>
        </table:table-row>
        <table:table-row>
          <table:table-cell table:style-name="Tableau4.A2" table:number-rows-spanned="2" office:value-type="string">
            <text:p text:style-name="P14">SysMan2Gw_NewSet (req.)</text:p>
          </table:table-cell>
          <table:table-cell table:style-name="Tableau4.B2" office:value-type="string">
            <text:p text:style-name="P14">NextTempSet</text:p>
          </table:table-cell>
          <table:table-cell table:style-name="Tableau4.B2" office:value-type="string">
            <text:p text:style-name="P14">TempSetToSend</text:p>
          </table:table-cell>
          <table:table-cell table:style-name="Tableau4.B2" office:value-type="string">
            <text:p text:style-name="P14">float en °C</text:p>
          </table:table-cell>
          <table:table-cell table:style-name="Tableau4.E2" office:value-type="string">
            <text:p text:style-name="P14">non</text:p>
          </table:table-cell>
        </table:table-row>
        <table:table-row>
          <table:covered-table-cell/>
          <table:table-cell table:style-name="Tableau4.B2" office:value-type="string">
            <text:p text:style-name="P14">NextWupDelay</text:p>
          </table:table-cell>
          <table:table-cell table:style-name="Tableau4.B2" office:value-type="string">
            <text:p text:style-name="P14">NextWupDelay</text:p>
          </table:table-cell>
          <table:table-cell table:style-name="Tableau4.B2" office:value-type="string">
            <text:p text:style-name="P14">int en secondes (max 15h, cad 54 000 secondes)</text:p>
          </table:table-cell>
          <table:table-cell table:style-name="Tableau4.E2" office:value-type="string">
            <text:p text:style-name="P14">non</text:p>
          </table:table-cell>
        </table:table-row>
        <table:table-row>
          <table:table-cell table:style-name="Tableau4.A2" office:value-type="string">
            <text:p text:style-name="P14">Gw2SysMan_Ack (ans.)</text:p>
          </table:table-cell>
          <table:table-cell table:style-name="Tableau4.B2" office:value-type="string">
            <text:p text:style-name="P14">_</text:p>
          </table:table-cell>
          <table:table-cell table:style-name="Tableau4.B2" office:value-type="string">
            <text:p text:style-name="P14">_</text:p>
          </table:table-cell>
          <table:table-cell table:style-name="Tableau4.B2" office:value-type="string">
            <text:p text:style-name="P14">Constante d'acquittement à définir</text:p>
          </table:table-cell>
          <table:table-cell table:style-name="Tableau4.E2" office:value-type="string">
            <text:p text:style-name="P14">non</text:p>
          </table:table-cell>
        </table:table-row>
      </table:table>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text:p>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list xml:id="list1736185264856154090" text:style-name="L7">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30T22:02:16.76</dc:date>
    <meta:editing-duration>P5DT13H29M56S</meta:editing-duration>
    <meta:editing-cycles>115</meta:editing-cycles>
    <meta:generator>OpenOffice/4.1.13$Win32 OpenOffice.org_project/4113m1$Build-9810</meta:generator>
    <meta:print-date>2011-11-29T11:08:14.52</meta:print-date>
    <dc:creator>Thierry ROCACHER</dc:creator>
    <meta:document-statistic meta:table-count="2" meta:image-count="11" meta:object-count="0" meta:page-count="13" meta:paragraph-count="142" meta:word-count="1556" meta:character-count="10051"/>
    <meta:user-defined meta:name="Info 1"/>
    <meta:user-defined meta:name="Info 2"/>
    <meta:user-defined meta:name="Info 3"/>
    <meta:user-defined meta:name="Info 4"/>
  </office:meta>
</office:document-meta>
</file>